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n-weighted_v8_vs_v9" table:style-name="ta1">
        <table:shapes>
          <draw:frame draw:z-index="0" draw:style-name="gr1" draw:text-style-name="P1" svg:width="9.1815in" svg:height="4.5697in" svg:x="5.9512in" svg:y="0.9098in">
            <draw:object draw:notify-on-update-of-ranges="'non-weighted_v8_vs_v9'.B1:'non-weighted_v8_vs_v9'.B1 'non-weighted_v8_vs_v9'.B2:'non-weighted_v8_vs_v9'.B11 'non-weighted_v8_vs_v9'.D1:'non-weighted_v8_vs_v9'.D1 'non-weighted_v8_vs_v9'.D2:'non-weighted_v8_vs_v9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154in" svg:height="4.3398in" svg:x="6.7102in" svg:y="6.1654in">
            <draw:object draw:notify-on-update-of-ranges="'non-weighted_v8_vs_v9'.C1:'non-weighted_v8_vs_v9'.C1 'non-weighted_v8_vs_v9'.C2:'non-weighted_v8_vs_v9'.C11 'non-weighted_v8_vs_v9'.E1:'non-weighted_v8_vs_v9'.E1 'non-weighted_v8_vs_v9'.E2:'non-weighted_v8_vs_v9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ecision_v8</text:p>
          </table:table-cell>
          <table:table-cell office:value-type="string" calcext:value-type="string">
            <text:p>time_v8</text:p>
          </table:table-cell>
          <table:table-cell office:value-type="string" calcext:value-type="string">
            <text:p>precision_v9</text:p>
          </table:table-cell>
          <table:table-cell office:value-type="string" calcext:value-type="string">
            <text:p>time_v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568965517241" calcext:value-type="float">
            <text:p>0.174568965517241</text:p>
          </table:table-cell>
          <table:table-cell office:value-type="float" office:value="0.00915892815060057" calcext:value-type="float">
            <text:p>0.009158928150601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0116312022736721" calcext:value-type="float">
            <text:p>0.011631202273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7672413793103" calcext:value-type="float">
            <text:p>0.217672413793103</text:p>
          </table:table-cell>
          <table:table-cell office:value-type="float" office:value="0.00912847924720591" calcext:value-type="float">
            <text:p>0.009128479247206</text:p>
          </table:table-cell>
          <table:table-cell office:value-type="float" office:value="0.198275862068966" calcext:value-type="float">
            <text:p>0.198275862068966</text:p>
          </table:table-cell>
          <table:table-cell office:value-type="float" office:value="0.0043771434708224" calcext:value-type="float">
            <text:p>0.004377143470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7844827586207" calcext:value-type="float">
            <text:p>0.247844827586207</text:p>
          </table:table-cell>
          <table:table-cell office:value-type="float" office:value="0.0349605638679408" calcext:value-type="float">
            <text:p>0.034960563867941</text:p>
          </table:table-cell>
          <table:table-cell office:value-type="float" office:value="0.247844827586207" calcext:value-type="float">
            <text:p>0.247844827586207</text:p>
          </table:table-cell>
          <table:table-cell office:value-type="float" office:value="0.00985430965397055" calcext:value-type="float">
            <text:p>0.009854309653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5086206896552" calcext:value-type="float">
            <text:p>0.265086206896552</text:p>
          </table:table-cell>
          <table:table-cell office:value-type="float" office:value="0.00912145358689558" calcext:value-type="float">
            <text:p>0.009121453586896</text:p>
          </table:table-cell>
          <table:table-cell office:value-type="float" office:value="0.273706896551724" calcext:value-type="float">
            <text:p>0.273706896551724</text:p>
          </table:table-cell>
          <table:table-cell office:value-type="float" office:value="0.0143070043851729" calcext:value-type="float">
            <text:p>0.014307004385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3103448275862" calcext:value-type="float">
            <text:p>0.293103448275862</text:p>
          </table:table-cell>
          <table:table-cell office:value-type="float" office:value="0.00897109737303628" calcext:value-type="float">
            <text:p>0.008971097373036</text:p>
          </table:table-cell>
          <table:table-cell office:value-type="float" office:value="0.303879310344828" calcext:value-type="float">
            <text:p>0.303879310344828</text:p>
          </table:table-cell>
          <table:table-cell office:value-type="float" office:value="0.015649899646526" calcext:value-type="float">
            <text:p>0.015649899646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6034482758621" calcext:value-type="float">
            <text:p>0.306034482758621</text:p>
          </table:table-cell>
          <table:table-cell office:value-type="float" office:value="0.00886190574586178" calcext:value-type="float">
            <text:p>0.008861905745862</text:p>
          </table:table-cell>
          <table:table-cell office:value-type="float" office:value="0.338362068965517" calcext:value-type="float">
            <text:p>0.338362068965517</text:p>
          </table:table-cell>
          <table:table-cell office:value-type="float" office:value="0.00910105031930932" calcext:value-type="float">
            <text:p>0.0091010503193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9741379310345" calcext:value-type="float">
            <text:p>0.329741379310345</text:p>
          </table:table-cell>
          <table:table-cell office:value-type="float" office:value="0.00898329383968313" calcext:value-type="float">
            <text:p>0.008983293839683</text:p>
          </table:table-cell>
          <table:table-cell office:value-type="float" office:value="0.359913793103448" calcext:value-type="float">
            <text:p>0.359913793103448</text:p>
          </table:table-cell>
          <table:table-cell office:value-type="float" office:value="0.0162192345230665" calcext:value-type="float">
            <text:p>0.016219234523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206896551724" calcext:value-type="float">
            <text:p>0.336206896551724</text:p>
          </table:table-cell>
          <table:table-cell office:value-type="float" office:value="0.0110139752287621" calcext:value-type="float">
            <text:p>0.011013975228762</text:p>
          </table:table-cell>
          <table:table-cell office:value-type="float" office:value="0.372844827586207" calcext:value-type="float">
            <text:p>0.372844827586207</text:p>
          </table:table-cell>
          <table:table-cell office:value-type="float" office:value="0.0142381694722515" calcext:value-type="float">
            <text:p>0.014238169472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5603448275862" calcext:value-type="float">
            <text:p>0.355603448275862</text:p>
          </table:table-cell>
          <table:table-cell office:value-type="float" office:value="0.0329330047978482" calcext:value-type="float">
            <text:p>0.032933004797848</text:p>
          </table:table-cell>
          <table:table-cell office:value-type="float" office:value="0.400862068965517" calcext:value-type="float">
            <text:p>0.400862068965517</text:p>
          </table:table-cell>
          <table:table-cell office:value-type="float" office:value="0.0166199759377543" calcext:value-type="float">
            <text:p>0.016619975937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8534482758621" calcext:value-type="float">
            <text:p>0.368534482758621</text:p>
          </table:table-cell>
          <table:table-cell office:value-type="float" office:value="0.0097412927544661" calcext:value-type="float">
            <text:p>0.009741292754466</text:p>
          </table:table-cell>
          <table:table-cell office:value-type="float" office:value="0.422413793103448" calcext:value-type="float">
            <text:p>0.422413793103448</text:p>
          </table:table-cell>
          <table:table-cell office:value-type="float" office:value="0.017063405096877" calcext:value-type="float">
            <text:p>0.017063405096877</text:p>
          </table:table-cell>
        </table:table-row>
      </table:table>
      <table:table table:name="weighted_v8_vs_v9" table:style-name="ta1">
        <table:shapes>
          <draw:frame draw:z-index="0" draw:style-name="gr1" draw:text-style-name="P1" svg:width="9.1815in" svg:height="4.5697in" svg:x="7.1in" svg:y="1.1504in">
            <draw:object draw:notify-on-update-of-ranges="weighted_v8_vs_v9.B1:weighted_v8_vs_v9.B1 weighted_v8_vs_v9.B2:weighted_v8_vs_v9.B11 weighted_v8_vs_v9.D1:weighted_v8_vs_v9.D1 weighted_v8_vs_v9.D2:weighted_v8_vs_v9.D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4421in" svg:height="4.7484in" svg:x="7.2736in" svg:y="6.578in">
            <draw:object draw:notify-on-update-of-ranges="weighted_v8_vs_v9.C1:weighted_v8_vs_v9.C1 weighted_v8_vs_v9.C2:weighted_v8_vs_v9.C11 weighted_v8_vs_v9.E1:weighted_v8_vs_v9.E1 weighted_v8_vs_v9.E2:weighted_v8_vs_v9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ecision_v8</text:p>
          </table:table-cell>
          <table:table-cell office:value-type="string" calcext:value-type="string">
            <text:p>time_v8</text:p>
          </table:table-cell>
          <table:table-cell office:value-type="string" calcext:value-type="string">
            <text:p>precision_v9</text:p>
          </table:table-cell>
          <table:table-cell office:value-type="string" calcext:value-type="string">
            <text:p>time_v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568965517241" calcext:value-type="float">
            <text:p>0.174568965517241</text:p>
          </table:table-cell>
          <table:table-cell office:value-type="float" office:value="0.024970239791611" calcext:value-type="float">
            <text:p>0.024970239791611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0111800237151703" calcext:value-type="float">
            <text:p>0.01118002371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557471264368" calcext:value-type="float">
            <text:p>0.197557471264368</text:p>
          </table:table-cell>
          <table:table-cell office:value-type="float" office:value="0.0154252568360414" calcext:value-type="float">
            <text:p>0.015425256836042</text:p>
          </table:table-cell>
          <table:table-cell office:value-type="float" office:value="0.170258620689655" calcext:value-type="float">
            <text:p>0.170258620689655</text:p>
          </table:table-cell>
          <table:table-cell office:value-type="float" office:value="0.00569213118631226" calcext:value-type="float">
            <text:p>0.005692131186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7974137931034" calcext:value-type="float">
            <text:p>0.207974137931034</text:p>
          </table:table-cell>
          <table:table-cell office:value-type="float" office:value="0.0201925095629269" calcext:value-type="float">
            <text:p>0.020192509562927</text:p>
          </table:table-cell>
          <table:table-cell office:value-type="float" office:value="0.188649425287356" calcext:value-type="float">
            <text:p>0.188649425287356</text:p>
          </table:table-cell>
          <table:table-cell office:value-type="float" office:value="0.00853877668240748" calcext:value-type="float">
            <text:p>0.0085387766824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469827586207" calcext:value-type="float">
            <text:p>0.213469827586207</text:p>
          </table:table-cell>
          <table:table-cell office:value-type="float" office:value="0.0249249802741648" calcext:value-type="float">
            <text:p>0.024924980274165</text:p>
          </table:table-cell>
          <table:table-cell office:value-type="float" office:value="0.195761494252874" calcext:value-type="float">
            <text:p>0.195761494252874</text:p>
          </table:table-cell>
          <table:table-cell office:value-type="float" office:value="0.0107253736847483" calcext:value-type="float">
            <text:p>0.010725373684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9935344827586" calcext:value-type="float">
            <text:p>0.219935344827586</text:p>
          </table:table-cell>
          <table:table-cell office:value-type="float" office:value="0.0258801788438617" calcext:value-type="float">
            <text:p>0.025880178843862</text:p>
          </table:table-cell>
          <table:table-cell office:value-type="float" office:value="0.202370689655172" calcext:value-type="float">
            <text:p>0.202370689655172</text:p>
          </table:table-cell>
          <table:table-cell office:value-type="float" office:value="0.0151494103479766" calcext:value-type="float">
            <text:p>0.015149410347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2347085385878" calcext:value-type="float">
            <text:p>0.222347085385878</text:p>
          </table:table-cell>
          <table:table-cell office:value-type="float" office:value="0.0226292399003631" calcext:value-type="float">
            <text:p>0.022629239900363</text:p>
          </table:table-cell>
          <table:table-cell office:value-type="float" office:value="0.209336514778325" calcext:value-type="float">
            <text:p>0.209336514778325</text:p>
          </table:table-cell>
          <table:table-cell office:value-type="float" office:value="0.0178018935726491" calcext:value-type="float">
            <text:p>0.017801893572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7067939244663" calcext:value-type="float">
            <text:p>0.227067939244663</text:p>
          </table:table-cell>
          <table:table-cell office:value-type="float" office:value="0.022929446996573" calcext:value-type="float">
            <text:p>0.022929446996573</text:p>
          </table:table-cell>
          <table:table-cell office:value-type="float" office:value="0.214339593596059" calcext:value-type="float">
            <text:p>0.214339593596059</text:p>
          </table:table-cell>
          <table:table-cell office:value-type="float" office:value="0.0168170188744439" calcext:value-type="float">
            <text:p>0.01681701887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8085659551177" calcext:value-type="float">
            <text:p>0.228085659551177</text:p>
          </table:table-cell>
          <table:table-cell office:value-type="float" office:value="0.024589278711354" calcext:value-type="float">
            <text:p>0.024589278711354</text:p>
          </table:table-cell>
          <table:table-cell office:value-type="float" office:value="0.216165503557745" calcext:value-type="float">
            <text:p>0.216165503557745</text:p>
          </table:table-cell>
          <table:table-cell office:value-type="float" office:value="0.00698938789148372" calcext:value-type="float">
            <text:p>0.0069893878914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0589142658108" calcext:value-type="float">
            <text:p>0.230589142658108</text:p>
          </table:table-cell>
          <table:table-cell office:value-type="float" office:value="0.0252047194325016" calcext:value-type="float">
            <text:p>0.025204719432502</text:p>
          </table:table-cell>
          <table:table-cell office:value-type="float" office:value="0.220044813902573" calcext:value-type="float">
            <text:p>0.220044813902573</text:p>
          </table:table-cell>
          <table:table-cell office:value-type="float" office:value="0.017038842659174" calcext:value-type="float">
            <text:p>0.0170388426591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232985883848" calcext:value-type="float">
            <text:p>0.23232985883848</text:p>
          </table:table-cell>
          <table:table-cell office:value-type="float" office:value="0.0257650858143163" calcext:value-type="float">
            <text:p>0.025765085814316</text:p>
          </table:table-cell>
          <table:table-cell office:value-type="float" office:value="0.222199986316366" calcext:value-type="float">
            <text:p>0.222199986316366</text:p>
          </table:table-cell>
          <table:table-cell office:value-type="float" office:value="0.0168821885110811" calcext:value-type="float">
            <text:p>0.016882188511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9:53:30.947181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3T09:53:35.544108674</meta:creation-date>
    <meta:editing-duration>PT3H25M58S</meta:editing-duration>
    <meta:editing-cycles>2</meta:editing-cycles>
    <meta:generator>LibreOffice/7.0.1.2$Linux_X86_64 LibreOffice_project/00$Build-2</meta:generator>
    <dc:date>2020-09-23T17:01:57.418878144</dc:date>
    <meta:document-statistic meta:table-count="2" meta:cell-count="11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2cm" svg:height="11.608cm" xlink:href=".." xlink:type="simple" chart:class="chart:bar" chart:style-name="ch1">
        <chart:title svg:x="9.183cm" svg:y="0.368cm" chart:style-name="ch2">
          <text:p>Precision Non-Weighted</text:p>
        </chart:title>
        <chart:legend chart:legend-position="end" svg:x="20.636cm" svg:y="5.256cm" style:legend-expansion="high" chart:style-name="ch3"/>
        <chart:plot-area chart:style-name="ch4" table:cell-range-address="'non-weighted_v8_vs_v9'.B1:'non-weighted_v8_vs_v9'.B11 'non-weighted_v8_vs_v9'.D1:'non-weighted_v8_vs_v9'.D11" chart:data-source-has-labels="row" svg:x="1.477cm" svg:y="1.379cm" svg:width="18.693cm" svg:height="9.016cm">
          <chart:coordinate-region svg:x="2.389cm" svg:y="1.579cm" svg:width="17.781cm" svg:height="8.169cm"/>
          <chart:axis chart:dimension="x" chart:name="primary-x" chart:style-name="ch5">
            <chart:title svg:x="10.686cm" svg:y="10.627cm" chart:style-name="ch6">
              <text:p>k</text:p>
            </chart:title>
          </chart:axis>
          <chart:axis chart:dimension="y" chart:name="primary-y" chart:style-name="ch7">
            <chart:title svg:x="0.451cm" svg:y="6.619cm" chart:style-name="ch8">
              <text:p>Precisio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'non-weighted_v8_vs_v9'.B2:'non-weighted_v8_vs_v9'.B11" chart:label-cell-address="'non-weighted_v8_vs_v9'.B1:'non-weighted_v8_vs_v9'.B1" chart:class="chart:bar">
            <chart:data-point chart:repeated="10"/>
          </chart:series>
          <chart:series chart:attached-axis="primary-y" chart:style-name="ch12" chart:values-cell-range-address="'non-weighted_v8_vs_v9'.D2:'non-weighted_v8_vs_v9'.D11" chart:label-cell-address="'non-weighted_v8_vs_v9'.D1:'non-weighted_v8_vs_v9'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_v8</text:p>
                <draw:g>
                  <svg:desc>'non-weighted_v8_vs_v9'.B1:'non-weighted_v8_vs_v9'.B1</svg:desc>
                </draw:g>
              </table:table-cell>
              <table:table-cell office:value-type="string">
                <text:p>precision_v9</text:p>
                <draw:g>
                  <svg:desc>'non-weighted_v8_vs_v9'.D1:'non-weighted_v8_vs_v9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568965517241">
                <text:p>0.174568965517241</text:p>
                <draw:g>
                  <svg:desc>'non-weighted_v8_vs_v9'.B2:'non-weighted_v8_vs_v9'.B11</svg:desc>
                </draw:g>
              </table:table-cell>
              <table:table-cell office:value-type="float" office:value="0.137931034482759">
                <text:p>0.137931034482759</text:p>
                <draw:g>
                  <svg:desc>'non-weighted_v8_vs_v9'.D2:'non-weighted_v8_vs_v9'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672413793103">
                <text:p>0.217672413793103</text:p>
              </table:table-cell>
              <table:table-cell office:value-type="float" office:value="0.198275862068966">
                <text:p>0.198275862068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7844827586207">
                <text:p>0.247844827586207</text:p>
              </table:table-cell>
              <table:table-cell office:value-type="float" office:value="0.247844827586207">
                <text:p>0.24784482758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086206896552">
                <text:p>0.265086206896552</text:p>
              </table:table-cell>
              <table:table-cell office:value-type="float" office:value="0.273706896551724">
                <text:p>0.27370689655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103448275862">
                <text:p>0.293103448275862</text:p>
              </table:table-cell>
              <table:table-cell office:value-type="float" office:value="0.303879310344828">
                <text:p>0.303879310344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034482758621">
                <text:p>0.306034482758621</text:p>
              </table:table-cell>
              <table:table-cell office:value-type="float" office:value="0.338362068965517">
                <text:p>0.338362068965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741379310345">
                <text:p>0.329741379310345</text:p>
              </table:table-cell>
              <table:table-cell office:value-type="float" office:value="0.359913793103448">
                <text:p>0.359913793103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206896551724">
                <text:p>0.336206896551724</text:p>
              </table:table-cell>
              <table:table-cell office:value-type="float" office:value="0.372844827586207">
                <text:p>0.372844827586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5603448275862">
                <text:p>0.355603448275862</text:p>
              </table:table-cell>
              <table:table-cell office:value-type="float" office:value="0.400862068965517">
                <text:p>0.400862068965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8534482758621">
                <text:p>0.368534482758621</text:p>
              </table:table-cell>
              <table:table-cell office:value-type="float" office:value="0.422413793103448">
                <text:p>0.422413793103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98cm" svg:height="11.024cm" xlink:href=".." xlink:type="simple" chart:class="chart:bar" chart:style-name="ch1">
        <chart:title svg:x="7.758cm" svg:y="0.356cm" chart:style-name="ch2">
          <text:p>Time Non-Weighted</text:p>
        </chart:title>
        <chart:legend chart:legend-position="end" svg:x="15.793cm" svg:y="4.466cm" style:legend-expansion="high" chart:style-name="ch3"/>
        <chart:plot-area chart:style-name="ch4" table:cell-range-address="'non-weighted_v8_vs_v9'.C1:'non-weighted_v8_vs_v9'.C11 'non-weighted_v8_vs_v9'.E1:'non-weighted_v8_vs_v9'.E11" chart:data-source-has-labels="row" svg:x="1.402cm" svg:y="1.355cm" svg:width="14cm" svg:height="8.468cm">
          <chart:coordinate-region svg:x="2.5cm" svg:y="1.555cm" svg:width="12.902cm" svg:height="7.621cm"/>
          <chart:axis chart:dimension="x" chart:name="primary-x" chart:style-name="ch5">
            <chart:title svg:x="8.265cm" svg:y="10.043cm" chart:style-name="ch6">
              <text:p>k</text:p>
            </chart:title>
          </chart:axis>
          <chart:axis chart:dimension="y" chart:name="primary-y" chart:style-name="ch7">
            <chart:title svg:x="0.451cm" svg:y="6.228cm" chart:style-name="ch8">
              <text:p>Time (s)</text:p>
            </chart:title>
            <chart:grid chart:style-name="ch9" chart:class="major"/>
          </chart:axis>
          <chart:series chart:style-name="ch10" chart:values-cell-range-address="'non-weighted_v8_vs_v9'.C2:'non-weighted_v8_vs_v9'.C11" chart:label-cell-address="'non-weighted_v8_vs_v9'.C1:'non-weighted_v8_vs_v9'.C1" chart:class="chart:bar">
            <chart:regression-curve chart:style-name="ch11"/>
            <chart:data-point chart:repeated="10"/>
          </chart:series>
          <chart:series chart:style-name="ch12" chart:values-cell-range-address="'non-weighted_v8_vs_v9'.E2:'non-weighted_v8_vs_v9'.E11" chart:label-cell-address="'non-weighted_v8_vs_v9'.E1:'non-weighted_v8_vs_v9'.E1" chart:class="chart:bar"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v8</text:p>
                <draw:g>
                  <svg:desc>'non-weighted_v8_vs_v9'.C1:'non-weighted_v8_vs_v9'.C1</svg:desc>
                </draw:g>
              </table:table-cell>
              <table:table-cell office:value-type="string">
                <text:p>time_v9</text:p>
                <draw:g>
                  <svg:desc>'non-weighted_v8_vs_v9'.E1:'non-weighted_v8_vs_v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892815060057">
                <text:p>0.00915892815060057</text:p>
                <draw:g>
                  <svg:desc>'non-weighted_v8_vs_v9'.C2:'non-weighted_v8_vs_v9'.C11</svg:desc>
                </draw:g>
              </table:table-cell>
              <table:table-cell office:value-type="float" office:value="0.0116312022736721">
                <text:p>0.0116312022736721</text:p>
                <draw:g>
                  <svg:desc>'non-weighted_v8_vs_v9'.E2:'non-weighted_v8_vs_v9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12847924720591">
                <text:p>0.00912847924720591</text:p>
              </table:table-cell>
              <table:table-cell office:value-type="float" office:value="0.0043771434708224">
                <text:p>0.0043771434708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9605638679408">
                <text:p>0.0349605638679408</text:p>
              </table:table-cell>
              <table:table-cell office:value-type="float" office:value="0.00985430965397055">
                <text:p>0.00985430965397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2145358689558">
                <text:p>0.00912145358689558</text:p>
              </table:table-cell>
              <table:table-cell office:value-type="float" office:value="0.0143070043851729">
                <text:p>0.0143070043851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7109737303628">
                <text:p>0.00897109737303628</text:p>
              </table:table-cell>
              <table:table-cell office:value-type="float" office:value="0.015649899646526">
                <text:p>0.015649899646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86190574586178">
                <text:p>0.00886190574586178</text:p>
              </table:table-cell>
              <table:table-cell office:value-type="float" office:value="0.00910105031930932">
                <text:p>0.00910105031930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98329383968313">
                <text:p>0.00898329383968313</text:p>
              </table:table-cell>
              <table:table-cell office:value-type="float" office:value="0.0162192345230665">
                <text:p>0.0162192345230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0139752287621">
                <text:p>0.0110139752287621</text:p>
              </table:table-cell>
              <table:table-cell office:value-type="float" office:value="0.0142381694722515">
                <text:p>0.0142381694722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9330047978482">
                <text:p>0.0329330047978482</text:p>
              </table:table-cell>
              <table:table-cell office:value-type="float" office:value="0.0166199759377543">
                <text:p>0.0166199759377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7412927544661">
                <text:p>0.0097412927544661</text:p>
              </table:table-cell>
              <table:table-cell office:value-type="float" office:value="0.017063405096877">
                <text:p>0.0170634050968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2cm" svg:height="11.608cm" xlink:href=".." xlink:type="simple" chart:class="chart:bar" chart:column-mapping="0 1" chart:style-name="ch1">
        <chart:title svg:x="9.66cm" svg:y="0.368cm" chart:style-name="ch2">
          <text:p>Precision Weighted</text:p>
        </chart:title>
        <chart:legend chart:legend-position="end" svg:x="20.636cm" svg:y="5.256cm" style:legend-expansion="high" chart:style-name="ch3"/>
        <chart:plot-area chart:style-name="ch4" table:cell-range-address="weighted_v8_vs_v9.B1:weighted_v8_vs_v9.B11 weighted_v8_vs_v9.D1:weighted_v8_vs_v9.D11" chart:data-source-has-labels="row" svg:x="1.477cm" svg:y="1.379cm" svg:width="18.693cm" svg:height="9.016cm">
          <chart:coordinate-region svg:x="2.389cm" svg:y="1.578cm" svg:width="17.781cm" svg:height="8.17cm"/>
          <chart:axis chart:dimension="x" chart:name="primary-x" chart:style-name="ch5">
            <chart:title svg:x="10.686cm" svg:y="10.627cm" chart:style-name="ch6">
              <text:p>k</text:p>
            </chart:title>
          </chart:axis>
          <chart:axis chart:dimension="y" chart:name="primary-y" chart:style-name="ch7">
            <chart:title svg:x="0.451cm" svg:y="6.619cm" chart:style-name="ch8">
              <text:p>Precisio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weighted_v8_vs_v9.B2:weighted_v8_vs_v9.B11" chart:label-cell-address="weighted_v8_vs_v9.B1:weighted_v8_vs_v9.B1" chart:class="chart:bar">
            <chart:data-point chart:repeated="10"/>
          </chart:series>
          <chart:series chart:attached-axis="primary-y" chart:style-name="ch12" chart:values-cell-range-address="weighted_v8_vs_v9.D2:weighted_v8_vs_v9.D11" chart:label-cell-address="weighted_v8_vs_v9.D1:weighted_v8_vs_v9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_v8</text:p>
                <draw:g>
                  <svg:desc>weighted_v8_vs_v9.B1:weighted_v8_vs_v9.B1</svg:desc>
                </draw:g>
              </table:table-cell>
              <table:table-cell office:value-type="string">
                <text:p>precision_v9</text:p>
                <draw:g>
                  <svg:desc>weighted_v8_vs_v9.D1:weighted_v8_vs_v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4568965517241">
                <text:p>0.174568965517241</text:p>
                <draw:g>
                  <svg:desc>weighted_v8_vs_v9.B2:weighted_v8_vs_v9.B11</svg:desc>
                </draw:g>
              </table:table-cell>
              <table:table-cell office:value-type="float" office:value="0.137931034482759">
                <text:p>0.137931034482759</text:p>
                <draw:g>
                  <svg:desc>weighted_v8_vs_v9.D2:weighted_v8_vs_v9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7557471264368">
                <text:p>0.197557471264368</text:p>
              </table:table-cell>
              <table:table-cell office:value-type="float" office:value="0.170258620689655">
                <text:p>0.170258620689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974137931034">
                <text:p>0.207974137931034</text:p>
              </table:table-cell>
              <table:table-cell office:value-type="float" office:value="0.188649425287356">
                <text:p>0.188649425287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469827586207">
                <text:p>0.213469827586207</text:p>
              </table:table-cell>
              <table:table-cell office:value-type="float" office:value="0.195761494252874">
                <text:p>0.19576149425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9935344827586">
                <text:p>0.219935344827586</text:p>
              </table:table-cell>
              <table:table-cell office:value-type="float" office:value="0.202370689655172">
                <text:p>0.202370689655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2347085385878">
                <text:p>0.222347085385878</text:p>
              </table:table-cell>
              <table:table-cell office:value-type="float" office:value="0.209336514778325">
                <text:p>0.209336514778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7067939244663">
                <text:p>0.227067939244663</text:p>
              </table:table-cell>
              <table:table-cell office:value-type="float" office:value="0.214339593596059">
                <text:p>0.214339593596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085659551177">
                <text:p>0.228085659551177</text:p>
              </table:table-cell>
              <table:table-cell office:value-type="float" office:value="0.216165503557745">
                <text:p>0.216165503557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0589142658108">
                <text:p>0.230589142658108</text:p>
              </table:table-cell>
              <table:table-cell office:value-type="float" office:value="0.220044813902573">
                <text:p>0.220044813902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232985883848">
                <text:p>0.23232985883848</text:p>
              </table:table-cell>
              <table:table-cell office:value-type="float" office:value="0.222199986316366">
                <text:p>0.222199986316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4cm" svg:height="12.062cm" xlink:href=".." xlink:type="simple" chart:class="chart:bar" chart:style-name="ch1">
        <chart:title svg:x="8.681cm" svg:y="0.377cm" chart:style-name="ch2">
          <text:p>Time Non-Weighted</text:p>
        </chart:title>
        <chart:legend chart:legend-position="end" svg:x="17.639cm" svg:y="4.985cm" style:legend-expansion="high" chart:style-name="ch3"/>
        <chart:plot-area chart:style-name="ch4" table:cell-range-address="weighted_v8_vs_v9.C1:weighted_v8_vs_v9.C11 weighted_v8_vs_v9.E1:weighted_v8_vs_v9.E11" chart:data-source-has-labels="row" svg:x="1.439cm" svg:y="1.397cm" svg:width="15.772cm" svg:height="9.443cm">
          <chart:coordinate-region svg:x="2.537cm" svg:y="1.596cm" svg:width="14.674cm" svg:height="8.597cm"/>
          <chart:axis chart:dimension="x" chart:name="primary-x" chart:style-name="ch5">
            <chart:title svg:x="9.188cm" svg:y="11.081cm" chart:style-name="ch6">
              <text:p>k</text:p>
            </chart:title>
          </chart:axis>
          <chart:axis chart:dimension="y" chart:name="primary-y" chart:style-name="ch7">
            <chart:title svg:x="0.451cm" svg:y="6.757cm" chart:style-name="ch8">
              <text:p>Time (s)</text:p>
            </chart:title>
            <chart:grid chart:style-name="ch9" chart:class="major"/>
          </chart:axis>
          <chart:series chart:style-name="ch10" chart:values-cell-range-address="weighted_v8_vs_v9.C2:weighted_v8_vs_v9.C11" chart:label-cell-address="weighted_v8_vs_v9.C1:weighted_v8_vs_v9.C1" chart:class="chart:bar">
            <chart:regression-curve chart:style-name="ch11"/>
            <chart:data-point chart:repeated="10"/>
          </chart:series>
          <chart:series chart:style-name="ch12" chart:values-cell-range-address="weighted_v8_vs_v9.E2:weighted_v8_vs_v9.E11" chart:label-cell-address="weighted_v8_vs_v9.E1:weighted_v8_vs_v9.E1" chart:class="chart:bar"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v8</text:p>
                <draw:g>
                  <svg:desc>weighted_v8_vs_v9.C1:weighted_v8_vs_v9.C1</svg:desc>
                </draw:g>
              </table:table-cell>
              <table:table-cell office:value-type="string">
                <text:p>time_v9</text:p>
                <draw:g>
                  <svg:desc>weighted_v8_vs_v9.E1:weighted_v8_vs_v9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970239791611">
                <text:p>0.024970239791611</text:p>
                <draw:g>
                  <svg:desc>weighted_v8_vs_v9.C2:weighted_v8_vs_v9.C11</svg:desc>
                </draw:g>
              </table:table-cell>
              <table:table-cell office:value-type="float" office:value="0.0111800237151703">
                <text:p>0.0111800237151703</text:p>
                <draw:g>
                  <svg:desc>weighted_v8_vs_v9.E2:weighted_v8_vs_v9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4252568360414">
                <text:p>0.0154252568360414</text:p>
              </table:table-cell>
              <table:table-cell office:value-type="float" office:value="0.00569213118631226">
                <text:p>0.00569213118631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1925095629269">
                <text:p>0.0201925095629269</text:p>
              </table:table-cell>
              <table:table-cell office:value-type="float" office:value="0.00853877668240748">
                <text:p>0.00853877668240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9249802741648">
                <text:p>0.0249249802741648</text:p>
              </table:table-cell>
              <table:table-cell office:value-type="float" office:value="0.0107253736847483">
                <text:p>0.0107253736847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801788438617">
                <text:p>0.0258801788438617</text:p>
              </table:table-cell>
              <table:table-cell office:value-type="float" office:value="0.0151494103479766">
                <text:p>0.0151494103479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6292399003631">
                <text:p>0.0226292399003631</text:p>
              </table:table-cell>
              <table:table-cell office:value-type="float" office:value="0.0178018935726491">
                <text:p>0.0178018935726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2929446996573">
                <text:p>0.022929446996573</text:p>
              </table:table-cell>
              <table:table-cell office:value-type="float" office:value="0.0168170188744439">
                <text:p>0.016817018874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589278711354">
                <text:p>0.024589278711354</text:p>
              </table:table-cell>
              <table:table-cell office:value-type="float" office:value="0.00698938789148372">
                <text:p>0.00698938789148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2047194325016">
                <text:p>0.0252047194325016</text:p>
              </table:table-cell>
              <table:table-cell office:value-type="float" office:value="0.017038842659174">
                <text:p>0.017038842659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7650858143163">
                <text:p>0.0257650858143163</text:p>
              </table:table-cell>
              <table:table-cell office:value-type="float" office:value="0.0168821885110811">
                <text:p>0.01688218851108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00$Build-2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